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rgedAnnotation.getClass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DefaultValu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isDirectly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filter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Char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synth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ergedAnnotation.getEnum( String attributeName , Class &lt; E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rgedAnnotation.getShort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Float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hasNonDefaultValu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EnumArray( String attributeName , Class &lt; E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rgedAnnotation.synthesize( Predicate &lt; ? super MergedAnnotation &lt; A &gt; &gt; 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Boolean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Byte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asAnnotationAttributes( Adapt ... adap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String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Short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Value( String attribute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Valu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Char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Double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Class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Boolean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RequiredAttributeValue( String attributeName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rgedAnnotation.isMeta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Long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Float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Doubl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Long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Int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String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IntArray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rgedAnnotation.getBy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